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8646in" fo:margin-left="0in" fo:margin-top="0in" fo:margin-bottom="0in" table:align="left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2.4271in"/>
    </style:style>
    <style:style style:name="Table1.1" style:family="table-row">
      <style:table-row-properties style:min-row-height="0.3938in" fo:keep-together="auto"/>
    </style:style>
    <style:style style:name="Table1.A1" style:family="table-cell">
      <style:table-cell-properties style:vertical-align="" fo:padding-left="0.0694in" fo:padding-right="0.0694in" fo:padding-top="0in" fo:padding-bottom="0in" fo:border="0.6pt solid #000000"/>
    </style:style>
    <style:style style:name="Table1.B1" style:family="table-cell">
      <style:table-cell-properties style:vertical-align="" fo:padding-left="0.0694in" fo:padding-right="0.0694in" fo:padding-top="0in" fo:padding-bottom="0in" fo:border-left="none" fo:border-right="0.6pt solid #000000" fo:border-top="0.6pt solid #000000" fo:border-bottom="0.6pt solid #000000"/>
    </style:style>
    <style:style style:name="Table1.2" style:family="table-row">
      <style:table-row-properties style:min-row-height="0.2292in" fo:keep-together="auto"/>
    </style:style>
    <style:style style:name="Table1.A2" style:family="table-cell">
      <style:table-cell-properties style:vertical-align="" fo:padding-left="0.0694in" fo:padding-right="0.0694in" fo:padding-top="0in" fo:padding-bottom="0in" fo:border-left="0.6pt solid #000000" fo:border-right="0.6pt solid #000000" fo:border-top="none" fo:border-bottom="0.6pt solid #000000"/>
    </style:style>
    <style:style style:name="Table1.B2" style:family="table-cell">
      <style:table-cell-properties style:vertical-align="" fo:padding-left="0.0694in" fo:padding-right="0.0694in" fo:padding-top="0in" fo:padding-bottom="0in" fo:border-left="none" fo:border-right="0.6pt solid #000000" fo:border-top="none" fo:border-bottom="0.6pt solid #000000"/>
    </style:style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0.75in" fo:margin-right="0in" fo:margin-top="0.1665in" fo:margin-bottom="0.1665in" loext:contextual-spacing="false" fo:line-height="100%" fo:text-indent="-0.25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color="#0d0d0d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d0d0d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0d0d0d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d0d0d" style:font-name="Times New Roman" fo:font-size="7pt" style:font-name-asian="Times New Roman1" style:font-size-asian="7pt" style:font-name-complex="Times New Roman1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Mã sinh viên:</text:span></text:p>
          </table:table-cell>
          <table:table-cell table:style-name="Table1.B1" office:value-type="string">
            <text:p text:style-name="P1"><text:span text:style-name="T1"><text:s/></text:span></text:p>
          </table:table-cell>
        </table:table-row>
        <table:table-row table:style-name="Table1.2">
          <table:table-cell table:style-name="Table1.A2" office:value-type="string">
            <text:p text:style-name="P1"><text:span text:style-name="T1">Họ và tên:</text:span></text:p>
          </table:table-cell>
          <table:table-cell table:style-name="Table1.B2" office:value-type="string">
            <text:p text:style-name="P1"><text:span text:style-name="T1"><text:s/></text:span></text:p>
          </table:table-cell>
        </table:table-row>
      </table:table>
      <text:p text:style-name="P1"><text:span text:style-name="T1">Bài tập Quản lý Sinh viên (QLSV)</text:span></text:p>
      <text:p text:style-name="P1"><text:span text:style-name="T2">Giả sử cơ sở dữ liệu QLSV gồm các bảng sau:</text:span></text:p>
      <text:list xml:id="list1065127114" text:style-name="WWNum2">
        <text:list-item>
          <text:p text:style-name="P2"><text:span text:style-name="T2">SINHVIEN (MaSV, HoTen, NgaySinh, DiaChi, Lop, Khoa)</text:span></text:p>
        </text:list-item>
        <text:list-item>
          <text:p text:style-name="P4"><text:span text:style-name="T2">LOP (MaLop, TenLop, MaKhoa)</text:span></text:p>
        </text:list-item>
        <text:list-item>
          <text:p text:style-name="P4"><text:span text:style-name="T2">KHOA (MaKhoa, TenKhoa, TruongKhoa)</text:span></text:p>
        </text:list-item>
        <text:list-item>
          <text:p text:style-name="P4"><text:span text:style-name="T2">MONHOC (MaMH, TenMH, SoTinChi, MaKhoa)</text:span></text:p>
        </text:list-item>
        <text:list-item>
          <text:p text:style-name="P4"><text:span text:style-name="T2">DIEM (MaSV, MaMH, Diem)</text:span></text:p>
        </text:list-item>
        <text:list-item>
          <text:p text:style-name="P4"><text:span text:style-name="T2">GIANGVIEN (MaGV, HoTen, MaKhoa)</text:span></text:p>
        </text:list-item>
        <text:list-item>
          <text:p text:style-name="P6"><text:span text:style-name="T2">KHGIANGDAY (MaGV, MaMH, NamHoc, HocKy)</text:span></text:p>
        </text:list-item>
      </text:list>
      <text:p text:style-name="P1"><text:span text:style-name="T3">Yêu cầu:</text:span></text:p>
      <text:p text:style-name="P8"><text:span text:style-name="T2">1.</text:span><text:span text:style-name="T4"> <text:s text:c="3"/></text:span><text:span text:style-name="T2">Liệt kê thông tin (Mã SV, Họ tên, Ngày sinh) của tất cả sinh viên trong lớp có mã 'L01'.</text:span></text:p>
      <text:p text:style-name="P8"><text:span text:style-name="T2">2.</text:span><text:span text:style-name="T4"> <text:s text:c="3"/></text:span><text:span text:style-name="T2">Tìm các sinh viên có điểm trung bình môn học 'Tin học' từ 8.0 trở lên.</text:span></text:p>
      <text:p text:style-name="P8"><text:span text:style-name="T2">3.</text:span><text:span text:style-name="T4"> <text:s text:c="3"/></text:span><text:span text:style-name="T2">Cho biết danh sách các môn học mà giảng viên 'GV001' đang giảng dạy trong năm học 2024.</text:span></text:p>
      <text:p text:style-name="P8"><text:span text:style-name="T2">4.</text:span><text:span text:style-name="T4"> <text:s text:c="3"/></text:span><text:span text:style-name="T2">Tìm các sinh viên thuộc khoa 'CNTT' có điểm thi môn 'Toán' dưới 5.</text:span></text:p>
      <text:p text:style-name="P8"><text:span text:style-name="T2">5.</text:span><text:span text:style-name="T4"> <text:s text:c="3"/></text:span><text:span text:style-name="T2">Liệt kê danh sách các sinh viên kèm theo tổng số tín chỉ đã học.</text:span></text:p>
      <text:p text:style-name="P1"><text:span text:style-name="T1">Bài tập Quản lý Thư viện (QLTV)</text:span></text:p>
      <text:p text:style-name="P1"><text:span text:style-name="T2">Giả sử cơ sở dữ liệu QLTV gồm các bảng sau:</text:span></text:p>
      <text:list xml:id="list2943909443" text:style-name="WWNum1">
        <text:list-item>
          <text:p text:style-name="P3"><text:span text:style-name="T2">SACH (MaSach, TenSach, TacGia, NamXuatBan, MaTL)</text:span></text:p>
        </text:list-item>
        <text:list-item>
          <text:p text:style-name="P5"><text:span text:style-name="T2">THANHVIEN (MaTV, HoTen, NgaySinh, DiaChi, NgayDangKy)</text:span></text:p>
        </text:list-item>
        <text:list-item>
          <text:p text:style-name="P5"><text:span text:style-name="T2">LOAISACH (MaTL, TenTL)</text:span></text:p>
        </text:list-item>
        <text:list-item>
          <text:p text:style-name="P5"><text:span text:style-name="T2">MUONSACH (MaTV, MaSach, NgayMuon, NgayTra)</text:span></text:p>
        </text:list-item>
        <text:list-item>
          <text:p text:style-name="P7"><text:span text:style-name="T2">THUTHU (MaTT, HoTen, DiaChi)</text:span></text:p>
        </text:list-item>
      </text:list>
      <text:p text:style-name="P1"><text:soft-page-break/><text:span text:style-name="T3">Yêu cầu:</text:span></text:p>
      <text:p text:style-name="P8"><text:span text:style-name="T2">1.</text:span><text:span text:style-name="T4"> <text:s text:c="3"/></text:span><text:span text:style-name="T2">Liệt kê danh sách các sách đã mượn nhưng chưa trả.</text:span></text:p>
      <text:p text:style-name="P8"><text:span text:style-name="T2">2.</text:span><text:span text:style-name="T4"> <text:s text:c="3"/></text:span><text:span text:style-name="T2">Tìm các sách thuộc thể loại 'Tiểu thuyết' được xuất bản trong năm 2023.</text:span></text:p>
      <text:p text:style-name="P8"><text:span text:style-name="T2">3.</text:span><text:span text:style-name="T4"> <text:s text:c="3"/></text:span><text:span text:style-name="T2">Cho biết thông tin (Mã TV, Họ tên) của các thành viên đã mượn sách hơn 3 lần trong tháng 8/2024.</text:span></text:p>
      <text:p text:style-name="P8"><text:span text:style-name="T2">4.</text:span><text:span text:style-name="T4"> <text:s text:c="3"/></text:span><text:span text:style-name="T2">Liệt kê các thành viên chưa trả sách đúng hạn (tức là ngày trả sách đã quá hạn so với ngày mượn).</text:span></text:p>
      <text:p text:style-name="Standard"><text:span text:style-name="T2">Tìm danh sách các sách mà tác giả có tên 'Nguyễn Nhật Ánh'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vi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2" meta:word-count="288" meta:character-count="1438" meta:non-whitespace-character-count="1163"/>
    <meta:generator>LibreOfficeDev/6.0.5.2$Linux_X86_64 LibreOffice_project/</meta:generator>
  </office:meta>
</office:document-meta>
</file>